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'Helvetica Neue', Helvetica, sans-serif"/>
    <style:font-face style:name="LMSans12-Regular1" svg:font-family="LMSans12-Regular" style:font-family-generic="swiss"/>
    <style:font-face style:name="Lucida Sans1" svg:font-family="'Lucida Sans'" style:font-family-generic="swiss"/>
    <style:font-face style:name="LMSans10-Bold" svg:font-family="LMSans10-Bold" style:font-family-generic="roman" style:font-pitch="variable"/>
    <style:font-face style:name="LMSans12-Regular" svg:font-family="LMSans12-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ans" officeooo:paragraph-rsid="00288819"/>
    </style:style>
    <style:style style:name="P2" style:family="paragraph" style:parent-style-name="Standard">
      <style:paragraph-properties fo:line-height="150%" fo:text-align="start" style:justify-single-word="false"/>
    </style:style>
    <style:style style:name="P3" style:family="paragraph" style:parent-style-name="Standard">
      <style:paragraph-properties fo:line-height="150%" fo:text-align="start" style:justify-single-word="false"/>
      <style:text-properties officeooo:paragraph-rsid="002784eb"/>
    </style:style>
    <style:style style:name="P4" style:family="paragraph" style:parent-style-name="Standard">
      <style:paragraph-properties fo:text-align="center" style:justify-single-word="false"/>
      <style:text-properties style:font-name="Liberation Sans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4.5pt" officeooo:rsid="001d3d0c" officeooo:paragraph-rsid="001d3d0c" style:font-size-asian="14.5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4.5pt" officeooo:rsid="001d9678" officeooo:paragraph-rsid="001d9678" style:font-size-asian="14.5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4.5pt" officeooo:rsid="0020f7e3" officeooo:paragraph-rsid="0020f7e3" style:font-size-asian="14.5pt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ans" fo:font-size="14.5pt" officeooo:rsid="0020f7e3" officeooo:paragraph-rsid="0020f7e3" style:font-size-asian="14.5pt"/>
    </style:style>
    <style:style style:name="T1" style:family="text">
      <style:text-properties style:font-name="LMSans12-Regular" fo:font-size="12pt" style:font-size-asian="12pt"/>
    </style:style>
    <style:style style:name="T2" style:family="text">
      <style:text-properties style:font-name="LMSans12-Regular" fo:font-size="12pt" officeooo:rsid="0020f7e3" style:font-size-asian="12pt"/>
    </style:style>
    <style:style style:name="T3" style:family="text">
      <style:text-properties style:font-name="LMSans12-Regular" fo:font-size="12pt" officeooo:rsid="002160c5" style:font-size-asian="12pt"/>
    </style:style>
    <style:style style:name="T4" style:family="text">
      <style:text-properties style:font-name="LMSans12-Regular" fo:font-size="12pt" officeooo:rsid="00226701" style:font-size-asian="12pt"/>
    </style:style>
    <style:style style:name="T5" style:family="text">
      <style:text-properties style:font-name="LMSans12-Regular" fo:font-size="12pt" officeooo:rsid="00230e59" style:font-size-asian="12pt"/>
    </style:style>
    <style:style style:name="T6" style:family="text">
      <style:text-properties style:font-name="LMSans12-Regular" fo:font-size="12pt" officeooo:rsid="002376ec" style:font-size-asian="12pt"/>
    </style:style>
    <style:style style:name="T7" style:family="text">
      <style:text-properties style:font-name="LMSans12-Regular" fo:font-size="12pt" officeooo:rsid="0023e5ea" style:font-size-asian="12pt"/>
    </style:style>
    <style:style style:name="T8" style:family="text">
      <style:text-properties style:font-name="LMSans12-Regular" fo:font-size="12pt" officeooo:rsid="00251292" style:font-size-asian="12pt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officeooo:rsid="00226701" style:font-size-asian="12pt"/>
    </style:style>
    <style:style style:name="T11" style:family="text">
      <style:text-properties fo:font-size="12pt" officeooo:rsid="0020f7e3" style:font-size-asian="12pt"/>
    </style:style>
    <style:style style:name="T12" style:family="text">
      <style:text-properties fo:font-size="12pt" officeooo:rsid="002160c5" style:font-size-asian="12pt"/>
    </style:style>
    <style:style style:name="T13" style:family="text">
      <style:text-properties fo:font-size="12pt" officeooo:rsid="0023e5ea" style:font-size-asian="12pt"/>
    </style:style>
    <style:style style:name="T14" style:family="text">
      <style:text-properties fo:font-size="12pt" officeooo:rsid="00251292" style:font-size-asian="12pt"/>
    </style:style>
    <style:style style:name="T15" style:family="text">
      <style:text-properties fo:font-size="12pt" officeooo:rsid="00230e59" style:font-size-asian="12pt"/>
    </style:style>
    <style:style style:name="T16" style:family="text">
      <style:text-properties fo:font-size="12pt" officeooo:rsid="002376ec" style:font-size-asian="12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3e5ea"/>
    </style:style>
    <style:style style:name="T19" style:family="text">
      <style:text-properties officeooo:rsid="00251292"/>
    </style:style>
    <style:style style:name="T20" style:family="text">
      <style:text-properties style:font-name="LMSans10-Bold" fo:font-size="17pt" fo:font-weight="bold" style:font-size-asian="17pt" style:font-weight-asian="bold"/>
    </style:style>
    <style:style style:name="T21" style:family="text">
      <style:text-properties fo:font-size="17pt" fo:font-weight="bold" style:font-size-asian="17pt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>Hochschule Worms</text:p>
      <text:p text:style-name="P5"/>
      <text:p text:style-name="Title">Bachelorarbeit</text:p>
      <text:p text:style-name="Subtitle">Automatisierte Aktionen in einem Kubernetes-Cluster am Beispiel einer automatisierten Skalierung und Anomaliedetektion</text:p>
      <text:p text:style-name="P6"/>
      <text:h text:style-name="P1" text:outline-level="1">Studiengang: Angewandte Informatik</text:h>
      <text:p text:style-name="Subtitle">Fachbereich: Informatik</text:p>
      <text:p text:style-name="P7"/>
      <text:p text:style-name="P7"/>
      <text:p text:style-name="P7"/>
      <text:p text:style-name="P7"/>
      <text:p text:style-name="P7"/>
      <text:p text:style-name="P7"><text:span text:style-name="T21"/></text:p>
      <text:p text:style-name="P7"/>
      <text:p text:style-name="P7"/>
      <text:p text:style-name="P8"/>
      <text:p text:style-name="P2"><text:tab/><text:tab/>Author: <text:tab/><text:tab/><text:tab/>Johannes Bohlig</text:p>
      <text:p text:style-name="P3"><text:span text:style-name="T11"><text:tab/><text:tab/>Matrikelnummer</text:span><text:span text:style-name="T9">:<text:tab/><text:tab/></text:span><text:span text:style-name="T11">672678</text:span></text:p>
      <text:p text:style-name="P2"><text:span text:style-name="T11"><text:tab/><text:tab/>Firma</text:span><text:span text:style-name="T9">: <text:tab/><text:tab/><text:tab/><text:tab/></text:span><text:span text:style-name="T11">Appointrix</text:span><text:span text:style-name="T9"> GmbH</text:span></text:p>
      <text:p text:style-name="P2"><text:span text:style-name="T14"><text:tab/><text:tab/>Abteilung</text:span><text:span text:style-name="T9">: <text:tab/><text:tab/><text:tab/></text:span><text:span text:style-name="T12">Entwicklung</text:span></text:p>
      <text:p text:style-name="P2"><text:span text:style-name="T10"><text:tab/><text:tab/>Projektbetreuer</text:span><text:span text:style-name="T9">: <text:tab/><text:tab/></text:span><text:span text:style-name="T15">Prof. Dr.</text:span><text:span text:style-name="T9"> </text:span><text:span text:style-name="T15">Zdravko Bozakov</text:span><text:span text:style-name="T9"> </text:span></text:p>
      <text:p text:style-name="P2"><text:span text:style-name="T16"><text:tab/><text:tab/>Firmenbetreuer</text:span><text:span text:style-name="T9">: <text:tab/><text:tab/></text:span><text:span text:style-name="T16">Markus Spöri</text:span></text:p>
      <text:p text:style-name="P2"><text:span text:style-name="T13"><text:tab/><text:tab/>Bearbeitungszeitraum</text:span><text:span text:style-name="T11">:<text:tab/> </text:span><text:span text:style-name="T13">17.05.2020 – 17.08.202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'Helvetica Neue', Helvetica, sans-serif"/>
    <style:font-face style:name="LMSans12-Regular1" svg:font-family="LMSans12-Regular" style:font-family-generic="swiss"/>
    <style:font-face style:name="Lucida Sans1" svg:font-family="'Lucida Sans'" style:font-family-generic="swiss"/>
    <style:font-face style:name="LMSans10-Bold" svg:font-family="LMSans10-Bold" style:font-family-generic="roman" style:font-pitch="variable"/>
    <style:font-face style:name="LMSans12-Regular" svg:font-family="LMSans12-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9:44:54.407000000</meta:creation-date>
    <dc:date>2020-08-11T21:41:06.013000000</dc:date>
    <meta:editing-duration>PT1H15M35S</meta:editing-duration>
    <meta:editing-cycles>12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12" meta:word-count="41" meta:character-count="440" meta:non-whitespace-character-count="379"/>
  </office:meta>
</office:document-meta>
</file>